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D000003F1BA3BF9DFF4C52B34.png" manifest:media-type="image/png"/>
  <manifest:file-entry manifest:full-path="Pictures/100000000000077F000003F096301A784D3968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1c34a" officeooo:paragraph-rsid="0011c34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31e6c" officeooo:paragraph-rsid="00131e6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9A</text:p>
      <text:p text:style-name="P1"/>
      <text:p text:style-name="P2"><draw:frame draw:style-name="fr1" draw:name="Figura1" text:anchor-type="char" svg:width="17cm" svg:height="8.929cm" draw:z-index="0"><draw:image xlink:href="Pictures/100000000000077F000003F096301A784D396890.png" xlink:type="simple" xlink:show="embed" xlink:actuate="onLoad" loext:mime-type="image/png"/></draw:frame></text:p>
      <text:p text:style-name="P2"/>
      <text:p text:style-name="P2"><draw:frame draw:style-name="fr1" draw:name="Figura2" text:anchor-type="char" svg:width="17cm" svg:height="8.946cm" draw:z-index="1"><draw:image xlink:href="Pictures/100000000000077D000003F1BA3BF9DFF4C52B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08:47.803885035</meta:creation-date>
    <dc:date>2022-04-22T20:28:12.562902015</dc:date>
    <meta:editing-duration>PT9M14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